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dd4814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4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8" table:number-columns-repeated="2" table:default-cell-style-name="ce3"/>
        <table:table-column table:style-name="co10" table:default-cell-style-name="ce3"/>
        <table:table-column table:style-name="co8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676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2741T0</text:p>
          </table:table-cell>
          <table:table-cell table:style-name="ce2" office:value-type="string" calcext:value-type="string">
            <text:p>MGG_03265T0</text:p>
          </table:table-cell>
          <table:table-cell table:style-name="ce2" office:value-type="string" calcext:value-type="string">
            <text:p>MGG_037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7252T0</text:p>
          </table:table-cell>
          <table:table-cell table:style-name="ce2" office:value-type="string" calcext:value-type="string">
            <text:p>MGG_08573T0</text:p>
          </table:table-cell>
          <table:table-cell table:style-name="ce2" office:value-type="string" calcext:value-type="string">
            <text:p>MGG_08804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195W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L059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MR061W</text:p>
          </table:table-cell>
          <table:table-cell table:style-name="ce2" office:value-type="string" calcext:value-type="string">
            <text:p>YNL222W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  <table:table-cell table:style-name="ce2" office:value-type="string" calcext:value-type="string">
            <text:p>YOR250C</text:p>
          </table:table-cell>
          <table:table-cell table:style-name="ce2" office:value-type="string" calcext:value-type="string">
            <text:p>YPR107C</text:p>
          </table:table-cell>
        </table:table-row>
        <table:table-row table:style-name="ro1">
          <table:table-cell table:style-name="ce1" office:value-type="string" calcext:value-type="string">
            <text:p>Ashbya_gossypii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7E-105" calcext:value-type="float">
            <text:p>7.00E-105</text:p>
          </table:table-cell>
          <table:table-cell table:number-columns-repeated="10" office:value-type="string" calcext:value-type="string">
            <text:p>NO</text:p>
          </table:table-cell>
          <table:table-cell table:style-name="ce4" office:value-type="float" office:value="2E-125" calcext:value-type="float">
            <text:p>2.00E-125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7E-126" calcext:value-type="float">
            <text:p>7.00E-126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2E-120" calcext:value-type="float">
            <text:p>2.00E-120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19" calcext:value-type="float">
            <text:p>2.00E-119</text:p>
          </table:table-cell>
          <table:table-cell table:style-name="ce4" office:value-type="float" office:value="3E-148" calcext:value-type="float">
            <text:p>3.00E-148</text:p>
          </table:table-cell>
          <table:table-cell table:style-name="ce4" office:value-type="float" office:value="9E-125" calcext:value-type="float">
            <text:p>9.00E-125</text:p>
          </table:table-cell>
        </table:table-row>
        <table:table-row table:style-name="ro1">
          <table:table-cell table:style-name="ce1" office:value-type="string" calcext:value-type="string">
            <text:p>Aspergillus_flavus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23" calcext:value-type="float">
            <text:p>3.00E-123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119" calcext:value-type="float">
            <text:p>2.00E-11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142" calcext:value-type="float">
            <text:p>2.00E-142</text:p>
          </table:table-cell>
          <table:table-cell table:style-name="ce4" office:value-type="float" office:value="8E-110" calcext:value-type="float">
            <text:p>8.00E-110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30" calcext:value-type="float">
            <text:p>3.00E-130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6E-139" calcext:value-type="float">
            <text:p>6.00E-139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4E-136" calcext:value-type="float">
            <text:p>4.00E-136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umigatus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7E-150" calcext:value-type="float">
            <text:p>7.00E-150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4E-118" calcext:value-type="float">
            <text:p>4.00E-118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109" calcext:value-type="float">
            <text:p>2.00E-109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130" calcext:value-type="float">
            <text:p>4.00E-130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1E-136" calcext:value-type="float">
            <text:p>1.00E-136</text:p>
          </table:table-cell>
          <table:table-cell table:style-name="ce4" office:value-type="float" office:value="1E-135" calcext:value-type="float">
            <text:p>1.00E-135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9E-135" calcext:value-type="float">
            <text:p>9.00E-135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dulans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128" calcext:value-type="float">
            <text:p>1.00E-128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108" calcext:value-type="float">
            <text:p>3.00E-108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117" calcext:value-type="float">
            <text:p>3.00E-117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40" calcext:value-type="float">
            <text:p>1.00E-140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5E-144" calcext:value-type="float">
            <text:p>5.00E-144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6E-141" calcext:value-type="float">
            <text:p>6.00E-141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ger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14" calcext:value-type="float">
            <text:p>1.00E-114</text:p>
          </table:table-cell>
          <table:table-cell table:style-name="ce4" office:value-type="float" office:value="1E-137" calcext:value-type="float">
            <text:p>1.00E-137</text:p>
          </table:table-cell>
          <table:table-cell table:style-name="ce4" office:value-type="float" office:value="1E-116" calcext:value-type="float">
            <text:p>1.00E-116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06" calcext:value-type="float">
            <text:p>3.00E-106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33" calcext:value-type="float">
            <text:p>2.00E-133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1E-136" calcext:value-type="float">
            <text:p>1.00E-136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28" calcext:value-type="float">
            <text:p>1.00E-128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terreus</text:p>
          </table:table-cell>
          <table:table-cell table:number-columns-repeated="10" office:value-type="string" calcext:value-type="string">
            <text:p>NO</text:p>
          </table:table-cell>
          <table:table-cell table:style-name="ce4" office:value-type="float" office:value="2E-101" calcext:value-type="float">
            <text:p>2.00E-101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42" calcext:value-type="float">
            <text:p>1.00E-142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9E-138" calcext:value-type="float">
            <text:p>9.00E-138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36" calcext:value-type="float">
            <text:p>2.00E-136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lumeria_graminis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5E-139" calcext:value-type="float">
            <text:p>5.00E-13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125" calcext:value-type="float">
            <text:p>3.00E-12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112" calcext:value-type="float">
            <text:p>1.00E-112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142" calcext:value-type="float">
            <text:p>2.00E-14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4E-140" calcext:value-type="float">
            <text:p>4.00E-140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1E-107" calcext:value-type="float">
            <text:p>1.00E-107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otryotinia_fuckeliana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140" calcext:value-type="float">
            <text:p>3.00E-140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108" calcext:value-type="float">
            <text:p>1.00E-10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117" calcext:value-type="float">
            <text:p>2.00E-117</text:p>
          </table:table-cell>
          <table:table-cell table:number-columns-repeated="20" office:value-type="string" calcext:value-type="string">
            <text:p>NO</text:p>
          </table:table-cell>
          <table:table-cell table:style-name="ce4" office:value-type="float" office:value="2E-110" calcext:value-type="float">
            <text:p>2.00E-11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aeumannomyces_graminis</text:p>
          </table:table-cell>
          <table:table-cell table:style-name="ce4" office:value-type="float" office:value="2E-119" calcext:value-type="float">
            <text:p>2.00E-119</text:p>
          </table:table-cell>
          <table:table-cell table:number-columns-repeated="11" office:value-type="string" calcext:value-type="string">
            <text:p>NO</text:p>
          </table:table-cell>
          <table:table-cell table:style-name="ce4" office:value-type="float" office:value="2E-134" calcext:value-type="float">
            <text:p>2.00E-134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6E-138" calcext:value-type="float">
            <text:p>6.00E-138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32" calcext:value-type="float">
            <text:p>1.00E-132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moniliformis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144" calcext:value-type="float">
            <text:p>3.00E-144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125" calcext:value-type="float">
            <text:p>3.00E-125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118" calcext:value-type="float">
            <text:p>5.00E-11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4E-103" calcext:value-type="float">
            <text:p>4.00E-103</text:p>
          </table:table-cell>
          <table:table-cell table:style-name="ce4" office:value-type="float" office:value="1E-142" calcext:value-type="float">
            <text:p>1.00E-14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4E-139" calcext:value-type="float">
            <text:p>4.00E-139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9E-107" calcext:value-type="float">
            <text:p>9.00E-107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zeae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7E-146" calcext:value-type="float">
            <text:p>7.00E-146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122" calcext:value-type="float">
            <text:p>2.00E-12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4E-108" calcext:value-type="float">
            <text:p>4.00E-108</text:p>
          </table:table-cell>
          <table:table-cell table:style-name="ce4" office:value-type="float" office:value="4E-143" calcext:value-type="float">
            <text:p>4.00E-143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39" calcext:value-type="float">
            <text:p>1.00E-139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2E-106" calcext:value-type="float">
            <text:p>2.00E-106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lomerella_graminicola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6E-129" calcext:value-type="float">
            <text:p>6.00E-12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128" calcext:value-type="float">
            <text:p>3.00E-128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8E-115" calcext:value-type="float">
            <text:p>8.00E-115</text:p>
          </table:table-cell>
          <table:table-cell table:style-name="ce4" office:value-type="float" office:value="2E-142" calcext:value-type="float">
            <text:p>2.00E-14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139" calcext:value-type="float">
            <text:p>3.00E-139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6E-110" calcext:value-type="float">
            <text:p>6.00E-11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Leptosphaeria_maculans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22" calcext:value-type="float">
            <text:p>2.00E-122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148" calcext:value-type="float">
            <text:p>4.00E-148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6E-101" calcext:value-type="float">
            <text:p>6.00E-10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5E-104" calcext:value-type="float">
            <text:p>5.00E-104</text:p>
          </table:table-cell>
          <table:table-cell office:value-type="string" calcext:value-type="string">
            <text:p>NO</text:p>
          </table:table-cell>
          <table:table-cell table:style-name="ce4" office:value-type="float" office:value="6E-141" calcext:value-type="float">
            <text:p>6.00E-141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139" calcext:value-type="float">
            <text:p>3.00E-13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4E-145" calcext:value-type="float">
            <text:p>4.00E-145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103" calcext:value-type="float">
            <text:p>1.00E-103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oryzae</text:p>
          </table:table-cell>
          <table:table-cell table:number-columns-repeated="11" office:value-type="string" calcext:value-type="string">
            <text:p>NO</text:p>
          </table:table-cell>
          <table:table-cell table:style-name="ce4" office:value-type="float" office:value="4E-139" calcext:value-type="float">
            <text:p>4.00E-139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4E-136" calcext:value-type="float">
            <text:p>4.00E-136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32" calcext:value-type="float">
            <text:p>2.00E-132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9E-103" calcext:value-type="float">
            <text:p>9.00E-103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poae</text:p>
          </table:table-cell>
          <table:table-cell table:style-name="ce4" office:value-type="float" office:value="4E-124" calcext:value-type="float">
            <text:p>4.00E-124</text:p>
          </table:table-cell>
          <table:table-cell table:number-columns-repeated="17" office:value-type="string" calcext:value-type="string">
            <text:p>NO</text:p>
          </table:table-cell>
          <table:table-cell table:style-name="ce4" office:value-type="float" office:value="2E-138" calcext:value-type="float">
            <text:p>2.00E-138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7E-133" calcext:value-type="float">
            <text:p>7.00E-133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elampsora_laricipopulina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105" calcext:value-type="float">
            <text:p>5.00E-105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4E-121" calcext:value-type="float">
            <text:p>4.00E-121</text:p>
          </table:table-cell>
          <table:table-cell table:style-name="ce4" office:value-type="float" office:value="5E-137" calcext:value-type="float">
            <text:p>5.00E-137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2E-144" calcext:value-type="float">
            <text:p>2.00E-144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147" calcext:value-type="float">
            <text:p>1.00E-147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145" calcext:value-type="float">
            <text:p>3.00E-145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icrobotryum_violaceum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2E-120" calcext:value-type="float">
            <text:p>2.00E-120</text:p>
          </table:table-cell>
          <table:table-cell table:style-name="ce4" office:value-type="float" office:value="2E-146" calcext:value-type="float">
            <text:p>2.00E-146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1E-140" calcext:value-type="float">
            <text:p>1.00E-140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146" calcext:value-type="float">
            <text:p>1.00E-146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6E-146" calcext:value-type="float">
            <text:p>6.00E-146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osartorya_fischeri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150" calcext:value-type="float">
            <text:p>2.00E-150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7E-118" calcext:value-type="float">
            <text:p>7.00E-118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7E-104" calcext:value-type="float">
            <text:p>7.00E-104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33" calcext:value-type="float">
            <text:p>1.00E-133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5E-137" calcext:value-type="float">
            <text:p>5.00E-137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5E-135" calcext:value-type="float">
            <text:p>5.00E-135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urospora_crassa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4E-143" calcext:value-type="float">
            <text:p>4.00E-143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17" calcext:value-type="float">
            <text:p>1.00E-117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109" calcext:value-type="float">
            <text:p>3.00E-109</text:p>
          </table:table-cell>
          <table:table-cell table:style-name="ce4" office:value-type="float" office:value="1E-144" calcext:value-type="float">
            <text:p>1.00E-144</text:p>
          </table:table-cell>
          <table:table-cell table:style-name="ce4" office:value-type="float" office:value="3E-101" calcext:value-type="float">
            <text:p>3.00E-101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4E-140" calcext:value-type="float">
            <text:p>4.00E-140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150" calcext:value-type="float">
            <text:p>2.00E-150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7E-110" calcext:value-type="float">
            <text:p>7.00E-11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haeosphaeria_nodorum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15" calcext:value-type="float">
            <text:p>2.00E-115</text:p>
          </table:table-cell>
          <table:table-cell office:value-type="string" calcext:value-type="string">
            <text:p>NO</text:p>
          </table:table-cell>
          <table:table-cell table:style-name="ce4" office:value-type="float" office:value="6E-137" calcext:value-type="float">
            <text:p>6.00E-137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4E-118" calcext:value-type="float">
            <text:p>4.00E-118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16" calcext:value-type="float">
            <text:p>2.00E-116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6E-137" calcext:value-type="float">
            <text:p>6.00E-137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102" calcext:value-type="float">
            <text:p>1.00E-102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graminis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105" calcext:value-type="float">
            <text:p>4.00E-10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107" calcext:value-type="float">
            <text:p>1.00E-107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22" calcext:value-type="float">
            <text:p>2.00E-122</text:p>
          </table:table-cell>
          <table:table-cell table:style-name="ce4" office:value-type="float" office:value="2E-138" calcext:value-type="float">
            <text:p>2.00E-138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3E-123" calcext:value-type="float">
            <text:p>3.00E-123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8E-131" calcext:value-type="float">
            <text:p>8.00E-131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7E-129" calcext:value-type="float">
            <text:p>7.00E-129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triticina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103" calcext:value-type="float">
            <text:p>1.00E-103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107" calcext:value-type="float">
            <text:p>4.00E-107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05" calcext:value-type="float">
            <text:p>3.00E-105</text:p>
          </table:table-cell>
          <table:table-cell table:style-name="ce4" office:value-type="float" office:value="4E-139" calcext:value-type="float">
            <text:p>4.00E-139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2E-124" calcext:value-type="float">
            <text:p>2.00E-124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5E-125" calcext:value-type="float">
            <text:p>5.00E-125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122" calcext:value-type="float">
            <text:p>2.00E-122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eres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7E-124" calcext:value-type="float">
            <text:p>7.00E-124</text:p>
          </table:table-cell>
          <table:table-cell office:value-type="string" calcext:value-type="string">
            <text:p>NO</text:p>
          </table:table-cell>
          <table:table-cell table:style-name="ce4" office:value-type="float" office:value="8E-142" calcext:value-type="float">
            <text:p>8.00E-142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14" calcext:value-type="float">
            <text:p>1.00E-114</text:p>
          </table:table-cell>
          <table:table-cell office:value-type="string" calcext:value-type="string">
            <text:p>NO</text:p>
          </table:table-cell>
          <table:table-cell table:style-name="ce4" office:value-type="float" office:value="8E-111" calcext:value-type="float">
            <text:p>8.00E-111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7E-141" calcext:value-type="float">
            <text:p>7.00E-141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139" calcext:value-type="float">
            <text:p>3.00E-13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142" calcext:value-type="float">
            <text:p>2.00E-142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5E-105" calcext:value-type="float">
            <text:p>5.00E-105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riticirepentis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139" calcext:value-type="float">
            <text:p>2.00E-13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124" calcext:value-type="float">
            <text:p>3.00E-124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4E-111" calcext:value-type="float">
            <text:p>4.00E-111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1E-142" calcext:value-type="float">
            <text:p>1.00E-14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6E-141" calcext:value-type="float">
            <text:p>6.00E-14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6E-145" calcext:value-type="float">
            <text:p>6.00E-145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3E-103" calcext:value-type="float">
            <text:p>3.00E-103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accharomyces_cerevisiae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1E-102" calcext:value-type="float">
            <text:p>1.00E-10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24" calcext:value-type="float">
            <text:p>1.00E-124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5E-129" calcext:value-type="float">
            <text:p>5.00E-129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28" calcext:value-type="float">
            <text:p>2.00E-128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cryophilus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3E-145" calcext:value-type="float">
            <text:p>3.00E-145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35" calcext:value-type="float">
            <text:p>2.00E-135</text:p>
          </table:table-cell>
          <table:table-cell office:value-type="string" calcext:value-type="string">
            <text:p>NO</text:p>
          </table:table-cell>
          <table:table-cell table:style-name="ce4" office:value-type="float" office:value="8E-106" calcext:value-type="float">
            <text:p>8.00E-106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141" calcext:value-type="float">
            <text:p>4.00E-141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39" calcext:value-type="float">
            <text:p>2.00E-139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japonicus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2E-142" calcext:value-type="float">
            <text:p>2.00E-14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149" calcext:value-type="float">
            <text:p>3.00E-149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02" calcext:value-type="float">
            <text:p>3.00E-102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40" calcext:value-type="float">
            <text:p>2.00E-140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37" calcext:value-type="float">
            <text:p>1.00E-137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octosporus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2E-147" calcext:value-type="float">
            <text:p>2.00E-147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41" calcext:value-type="float">
            <text:p>1.00E-141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104" calcext:value-type="float">
            <text:p>7.00E-104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40" calcext:value-type="float">
            <text:p>3.00E-140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38" calcext:value-type="float">
            <text:p>2.00E-138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6E-102" calcext:value-type="float">
            <text:p>6.00E-102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pombe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2E-147" calcext:value-type="float">
            <text:p>2.00E-147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45" calcext:value-type="float">
            <text:p>1.00E-145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103" calcext:value-type="float">
            <text:p>5.00E-103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42" calcext:value-type="float">
            <text:p>3.00E-14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40" calcext:value-type="float">
            <text:p>1.00E-140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7E-101" calcext:value-type="float">
            <text:p>7.00E-101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lerotinia_sclerotiorum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34" calcext:value-type="float">
            <text:p>1.00E-134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108" calcext:value-type="float">
            <text:p>1.00E-108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3E-142" calcext:value-type="float">
            <text:p>3.00E-14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39" calcext:value-type="float">
            <text:p>2.00E-139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porisorium_reilianum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3E-105" calcext:value-type="float">
            <text:p>3.00E-105</text:p>
          </table:table-cell>
          <table:table-cell table:style-name="ce4" office:value-type="float" office:value="4E-146" calcext:value-type="float">
            <text:p>4.00E-146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6E-146" calcext:value-type="float">
            <text:p>6.00E-146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4E-145" calcext:value-type="float">
            <text:p>4.00E-145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reesei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38" calcext:value-type="float">
            <text:p>2.00E-138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137" calcext:value-type="float">
            <text:p>2.00E-137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44" calcext:value-type="float">
            <text:p>1.00E-144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101" calcext:value-type="float">
            <text:p>2.00E-101</text:p>
          </table:table-cell>
          <table:table-cell table:style-name="ce4" office:value-type="float" office:value="4E-142" calcext:value-type="float">
            <text:p>4.00E-14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40" calcext:value-type="float">
            <text:p>2.00E-140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5E-105" calcext:value-type="float">
            <text:p>5.00E-105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virens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4E-139" calcext:value-type="float">
            <text:p>4.00E-13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4E-134" calcext:value-type="float">
            <text:p>4.00E-134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118" calcext:value-type="float">
            <text:p>3.00E-118</text:p>
          </table:table-cell>
          <table:table-cell table:style-name="ce4" office:value-type="float" office:value="2E-141" calcext:value-type="float">
            <text:p>2.00E-141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139" calcext:value-type="float">
            <text:p>1.00E-139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8E-104" calcext:value-type="float">
            <text:p>8.00E-104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uber_melanosporum</text:p>
          </table:table-cell>
          <table:table-cell table:number-columns-repeated="16" office:value-type="string" calcext:value-type="string">
            <text:p>NO</text:p>
          </table:table-cell>
          <table:table-cell table:style-name="ce4" office:value-type="float" office:value="6E-143" calcext:value-type="float">
            <text:p>6.00E-143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143" calcext:value-type="float">
            <text:p>5.00E-143</text:p>
          </table:table-cell>
          <table:table-cell table:style-name="ce4" office:value-type="float" office:value="2E-145" calcext:value-type="float">
            <text:p>2.00E-145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115" calcext:value-type="float">
            <text:p>1.00E-115</text:p>
          </table:table-cell>
          <table:table-cell table:style-name="ce4" office:value-type="float" office:value="3E-139" calcext:value-type="float">
            <text:p>3.00E-139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6E-116" calcext:value-type="float">
            <text:p>6.00E-116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Ustilago_maydis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1E-148" calcext:value-type="float">
            <text:p>1.00E-148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4E-146" calcext:value-type="float">
            <text:p>4.00E-146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145" calcext:value-type="float">
            <text:p>3.00E-145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Verticillium_dahliae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32" calcext:value-type="float">
            <text:p>2.00E-13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9E-145" calcext:value-type="float">
            <text:p>9.00E-145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4E-117" calcext:value-type="float">
            <text:p>4.00E-117</text:p>
          </table:table-cell>
          <table:table-cell table:style-name="ce4" office:value-type="float" office:value="2E-143" calcext:value-type="float">
            <text:p>2.00E-143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40" calcext:value-type="float">
            <text:p>2.00E-140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2E-107" calcext:value-type="float">
            <text:p>2.00E-107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Yarrowia_lipolytica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19" calcext:value-type="float">
            <text:p>1.00E-11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6E-105" calcext:value-type="float">
            <text:p>6.00E-105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06" calcext:value-type="float">
            <text:p>3.00E-106</text:p>
          </table:table-cell>
          <table:table-cell table:number-columns-repeated="10" office:value-type="string" calcext:value-type="string">
            <text:p>NO</text:p>
          </table:table-cell>
          <table:table-cell table:style-name="ce4" office:value-type="float" office:value="4E-140" calcext:value-type="float">
            <text:p>4.00E-140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4E-123" calcext:value-type="float">
            <text:p>4.00E-123</text:p>
          </table:table-cell>
          <table:table-cell table:style-name="ce4" office:value-type="float" office:value="4E-140" calcext:value-type="float">
            <text:p>4.00E-140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2E-106" calcext:value-type="float">
            <text:p>2.00E-106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Zymoseptoria_tritici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131" calcext:value-type="float">
            <text:p>1.00E-13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130" calcext:value-type="float">
            <text:p>1.00E-130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150" calcext:value-type="float">
            <text:p>4.00E-150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8E-112" calcext:value-type="float">
            <text:p>8.00E-112</text:p>
          </table:table-cell>
          <table:table-cell office:value-type="string" calcext:value-type="string">
            <text:p>NO</text:p>
          </table:table-cell>
          <table:table-cell table:style-name="ce4" office:value-type="float" office:value="9E-142" calcext:value-type="float">
            <text:p>9.00E-14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6E-140" calcext:value-type="float">
            <text:p>6.00E-140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9E-140" calcext:value-type="float">
            <text:p>9.00E-140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 table:number-rows-repeated="1048536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2:30:23.906935938</dc:date>
    <meta:document-statistic meta:table-count="1" meta:cell-count="1521" meta:object-count="0"/>
    <meta:generator>LibreOffice/4.2.4.2$Linux_X86_64 LibreOffice_project/420m0$Build-2</meta:generator>
  </office:meta>
</office:document-meta>
</file>